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style>
    <style:style style:name="T3" style:parent-style-name="DefaultParagraphFont" style:family="text">
      <style:text-properties style:font-name-complex="Calibri" fo:color="#000000" fo:background-color="#FFFFFF"/>
    </style:style>
    <style:style style:name="T4" style:parent-style-name="DefaultParagraphFont" style:family="text">
      <style:text-properties style:font-name-complex="Calibri" fo:color="#000000" fo:background-color="#FFFFFF"/>
    </style:style>
    <style:style style:name="T5" style:parent-style-name="DefaultParagraphFont" style:family="text">
      <style:text-properties style:font-name-complex="Calibri" fo:color="#000000" fo:background-color="#FFFFFF"/>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T10"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11" style:parent-style-name="Researchpapercontents" style:family="paragraph">
      <style:paragraph-properties fo:text-align="center" fo:line-height="150%" fo:text-indent="0in"/>
    </style:style>
    <style:style style:name="T12" style:parent-style-name="DefaultParagraphFont" style:family="text">
      <style:text-properties fo:font-weight="bold" style:font-weight-asian="bold" style:font-weight-complex="bold"/>
    </style:style>
    <style:style style:name="P13" style:parent-style-name="Researchpapercontents" style:family="paragraph">
      <style:paragraph-properties fo:line-height="150%" fo:text-indent="0in"/>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style:font-name-complex="Calibri" fo:color="#000000" fo:background-color="#FFFFFF"/>
    </style:style>
    <style:style style:name="T19" style:parent-style-name="DefaultParagraphFont" style:family="text">
      <style:text-properties style:font-name-complex="Calibri"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color="#000000" fo:background-color="#FFFFFF"/>
    </style:style>
    <style:style style:name="T23" style:parent-style-name="DefaultParagraphFont" style:family="text">
      <style:text-properties style:font-name-complex="Calibri" fo:color="#000000" fo:background-color="#FFFFFF"/>
    </style:style>
    <style:style style:name="T24" style:parent-style-name="DefaultParagraphFont" style:family="text">
      <style:text-properties style:font-name-complex="Calibri" fo:color="#000000" fo:background-color="#FFFFFF"/>
    </style:style>
    <style:style style:name="P25" style:parent-style-name="Researchpapercontents" style:family="paragraph">
      <style:paragraph-properties fo:text-align="center" fo:line-height="150%" fo:text-indent="0in"/>
    </style:style>
    <style:style style:name="T26" style:parent-style-name="DefaultParagraphFont" style:family="text">
      <style:text-properties style:font-name-complex="Calibri" fo:font-weight="bold" style:font-weight-asian="bold" style:font-weight-complex="bold" fo:color="#000000" fo:background-color="#FFFFFF"/>
    </style:style>
    <style:style style:name="P27" style:parent-style-name="Researchpapercontents" style:family="paragraph">
      <style:paragraph-properties fo:line-height="150%" fo:text-indent="0in"/>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T33" style:parent-style-name="DefaultParagraphFont" style:family="text">
      <style:text-properties style:font-name-complex="Calibri" fo:color="#000000" fo:background-color="#FFFFFF"/>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color="#000000" fo:background-color="#FFFFFF"/>
    </style:style>
    <style:style style:name="T36" style:parent-style-name="DefaultParagraphFont" style:family="text">
      <style:text-properties style:font-name-complex="Calibri" fo:color="#000000" fo:background-color="#FFFFFF"/>
    </style:style>
    <style:style style:name="T37" style:parent-style-name="DefaultParagraphFont" style:family="text">
      <style:text-properties style:font-name-complex="Calibri" fo:color="#000000" fo:background-color="#FFFFFF"/>
    </style:style>
    <style:style style:name="T38" style:parent-style-name="DefaultParagraphFont" style:family="text">
      <style:text-properties style:font-name-complex="Calibri" fo:color="#000000" fo:background-color="#FFFFFF"/>
    </style:style>
    <style:style style:name="T39" style:parent-style-name="DefaultParagraphFont" style:family="text">
      <style:text-properties style:font-name-complex="Calibri" fo:color="#000000" fo:background-color="#FFFFFF"/>
    </style:style>
    <style:style style:name="T40" style:parent-style-name="DefaultParagraphFont" style:family="text">
      <style:text-properties style:font-name-complex="Calibri" fo:color="#000000" fo:background-color="#FFFFFF"/>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color="#000000" fo:background-color="#FFFFFF"/>
    </style:style>
    <style:style style:name="T43" style:parent-style-name="DefaultParagraphFont" style:family="text">
      <style:text-properties style:font-name-complex="Calibri" fo:color="#000000" fo:background-color="#FFFFFF"/>
    </style:style>
    <style:style style:name="T44" style:parent-style-name="DefaultParagraphFont" style:family="text">
      <style:text-properties style:font-name-complex="Calibri" fo:color="#000000" fo:background-color="#FFFFFF"/>
    </style:style>
    <style:style style:name="T45" style:parent-style-name="DefaultParagraphFont" style:family="text">
      <style:text-properties style:font-name-complex="Calibri" fo:color="#000000" fo:background-color="#FFFFFF"/>
    </style:style>
    <style:style style:name="T46" style:parent-style-name="DefaultParagraphFont" style:family="text">
      <style:text-properties style:font-name-complex="Calibri" fo:color="#000000" fo:background-color="#FFFFFF"/>
    </style:style>
    <style:style style:name="T47" style:parent-style-name="DefaultParagraphFont" style:family="text">
      <style:text-properties style:font-name-complex="Calibri" fo:color="#000000" fo:background-color="#FFFFFF"/>
    </style:style>
    <style:style style:name="T48" style:parent-style-name="DefaultParagraphFont" style:family="text">
      <style:text-properties style:font-name-complex="Calibri" fo:color="#000000" fo:background-color="#FFFFFF"/>
    </style:style>
    <style:style style:name="T49" style:parent-style-name="DefaultParagraphFont" style:family="text">
      <style:text-properties style:font-name-complex="Calibri" fo:color="#000000" fo:background-color="#FFFFFF"/>
    </style:style>
    <style:style style:name="T50" style:parent-style-name="DefaultParagraphFont" style:family="text">
      <style:text-properties style:font-name-complex="Calibri" fo:color="#000000" fo:background-color="#FFFFFF"/>
    </style:style>
    <style:style style:name="T51" style:parent-style-name="DefaultParagraphFont" style:family="text">
      <style:text-properties style:font-name-complex="Calibri" fo:color="#000000" fo:background-color="#FFFFFF"/>
    </style:style>
    <style:style style:name="T52" style:parent-style-name="DefaultParagraphFont" style:family="text">
      <style:text-properties style:font-name-complex="Calibri" fo:color="#000000" fo:background-color="#FFFFFF"/>
    </style:style>
    <style:style style:name="T53" style:parent-style-name="DefaultParagraphFont" style:family="text">
      <style:text-properties style:font-name-complex="Calibri" fo:color="#000000" fo:background-color="#FFFFFF"/>
    </style:style>
    <style:style style:name="T54" style:parent-style-name="DefaultParagraphFont" style:family="text">
      <style:text-properties style:font-name-complex="Calibri" fo:color="#000000" fo:background-color="#FFFFFF"/>
    </style:style>
    <style:style style:name="T55" style:parent-style-name="DefaultParagraphFont" style:family="text">
      <style:text-properties style:font-name-complex="Calibri" fo:color="#000000" fo:background-color="#FFFFFF"/>
    </style:style>
    <style:style style:name="T56" style:parent-style-name="DefaultParagraphFont" style:family="text">
      <style:text-properties style:font-name-complex="Calibri" fo:color="#000000" fo:background-color="#FFFFFF"/>
    </style:style>
    <style:style style:name="P57" style:parent-style-name="Researchpapercontents" style:family="paragraph">
      <style:paragraph-properties fo:line-height="150%" fo:text-indent="0in"/>
    </style:style>
    <style:style style:name="P58" style:parent-style-name="Researchpapercontents" style:family="paragraph">
      <style:paragraph-properties fo:line-height="150%" fo:text-indent="0in"/>
    </style:style>
    <style:style style:name="T59" style:parent-style-name="DefaultParagraphFont" style:family="text">
      <style:text-properties style:font-name-complex="Calibri" fo:font-style="italic" style:font-style-asian="italic" style:font-style-complex="italic" fo:color="#000000" fo:background-color="#FFFFFF"/>
    </style:style>
    <style:style style:name="T60" style:parent-style-name="DefaultParagraphFont" style:family="text">
      <style:text-properties style:font-name-complex="Calibri" fo:color="#000000" fo:background-color="#FFFFFF"/>
    </style:style>
    <style:style style:name="T61" style:parent-style-name="DefaultParagraphFont" style:family="text">
      <style:text-properties style:font-name-complex="Calibri" fo:color="#000000" fo:background-color="#FFFFFF"/>
    </style:style>
    <style:style style:name="T62" style:parent-style-name="DefaultParagraphFont" style:family="text">
      <style:text-properties style:font-name-complex="Calibri" fo:color="#000000" fo:background-color="#FFFFFF"/>
    </style:style>
    <style:style style:name="T63" style:parent-style-name="DefaultParagraphFont" style:family="text">
      <style:text-properties style:font-name-complex="Calibri" fo:color="#000000" fo:background-color="#FFFFFF"/>
    </style:style>
    <style:style style:name="T64" style:parent-style-name="DefaultParagraphFont" style:family="text">
      <style:text-properties style:font-name-complex="Calibri" fo:color="#000000" fo:background-color="#FFFFFF"/>
    </style:style>
    <style:style style:name="T65" style:parent-style-name="DefaultParagraphFont" style:family="text">
      <style:text-properties style:font-name-complex="Calibri" fo:color="#000000" fo:background-color="#FFFFFF"/>
    </style:style>
    <style:style style:name="T66" style:parent-style-name="DefaultParagraphFont" style:family="text">
      <style:text-properties style:font-name-complex="Calibri" fo:color="#000000" fo:background-color="#FFFFFF"/>
    </style:style>
    <style:style style:name="T67" style:parent-style-name="DefaultParagraphFont" style:family="text">
      <style:text-properties style:font-name-complex="Calibri" fo:color="#000000" fo:background-color="#FFFFFF"/>
    </style:style>
    <style:style style:name="T68" style:parent-style-name="DefaultParagraphFont" style:family="text">
      <style:text-properties style:font-name-complex="Calibri" fo:color="#000000" fo:background-color="#FFFFFF"/>
    </style:style>
    <style:style style:name="T69"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70" style:parent-style-name="DefaultParagraphFont" style:family="text">
      <style:text-properties style:font-name-complex="Calibri" fo:color="#000000" fo:background-color="#FFFFFF"/>
    </style:style>
    <style:style style:name="T71" style:parent-style-name="DefaultParagraphFont" style:family="text">
      <style:text-properties style:font-name-complex="Calibri" fo:color="#000000" fo:background-color="#FFFFFF"/>
    </style:style>
    <style:style style:name="T72" style:parent-style-name="DefaultParagraphFont" style:family="text">
      <style:text-properties style:font-name-complex="Calibri" fo:color="#000000" fo:background-color="#FFFFFF"/>
    </style:style>
    <style:style style:name="T73" style:parent-style-name="DefaultParagraphFont" style:family="text">
      <style:text-properties style:font-name-complex="Calibri" fo:color="#000000" fo:background-color="#FFFFFF"/>
    </style:style>
    <style:style style:name="T74" style:parent-style-name="DefaultParagraphFont" style:family="text">
      <style:text-properties style:font-name-complex="Calibri" fo:color="#000000" fo:background-color="#FFFFFF"/>
    </style:style>
    <style:style style:name="P75" style:parent-style-name="Researchpapercontents" style:family="paragraph">
      <style:paragraph-properties fo:line-height="150%" fo:text-indent="0in"/>
    </style:style>
    <style:style style:name="P76" style:parent-style-name="Researchpapercontents" style:family="paragraph">
      <style:paragraph-properties fo:line-height="150%" fo:text-indent="0in"/>
    </style:style>
    <style:style style:name="T77" style:parent-style-name="DefaultParagraphFont" style:family="text">
      <style:text-properties style:font-name-complex="Calibri" fo:color="#000000" fo:background-color="#FFFFFF"/>
    </style:style>
    <style:style style:name="T78" style:parent-style-name="DefaultParagraphFont" style:family="text">
      <style:text-properties style:font-name-complex="Calibri" fo:color="#000000" fo:background-color="#FFFFFF"/>
    </style:style>
    <style:style style:name="T79" style:parent-style-name="DefaultParagraphFont" style:family="text">
      <style:text-properties style:font-name-complex="Calibri" fo:color="#000000" fo:background-color="#FFFFFF"/>
    </style:style>
    <style:style style:name="T80" style:parent-style-name="DefaultParagraphFont" style:family="text">
      <style:text-properties style:font-name-complex="Calibri" fo:color="#000000" fo:background-color="#FFFFFF"/>
    </style:style>
    <style:style style:name="T81" style:parent-style-name="DefaultParagraphFont" style:family="text">
      <style:text-properties style:font-name-complex="Calibri" fo:color="#000000" fo:background-color="#FFFFFF"/>
    </style:style>
    <style:style style:name="T82" style:parent-style-name="DefaultParagraphFont" style:family="text">
      <style:text-properties style:font-name-complex="Calibri" fo:color="#000000" fo:background-color="#FFFFFF"/>
    </style:style>
    <style:style style:name="T83" style:parent-style-name="DefaultParagraphFont" style:family="text">
      <style:text-properties style:font-name-complex="Calibri" fo:color="#000000" fo:background-color="#FFFFFF"/>
    </style:style>
    <style:style style:name="T84" style:parent-style-name="DefaultParagraphFont" style:family="text">
      <style:text-properties style:font-name-complex="Calibri" fo:color="#000000" fo:background-color="#FFFFFF"/>
    </style:style>
    <style:style style:name="T85" style:parent-style-name="DefaultParagraphFont" style:family="text">
      <style:text-properties style:font-name-complex="Calibri" fo:color="#000000" fo:background-color="#FFFFFF"/>
    </style:style>
    <style:style style:name="T86" style:parent-style-name="DefaultParagraphFont" style:family="text">
      <style:text-properties style:font-name-complex="Calibri" fo:color="#000000" fo:background-color="#FFFFFF"/>
    </style:style>
    <style:style style:name="T87" style:parent-style-name="DefaultParagraphFont" style:family="text">
      <style:text-properties style:font-name-complex="Calibri" fo:color="#000000" fo:background-color="#FFFFFF"/>
    </style:style>
    <style:style style:name="T88" style:parent-style-name="DefaultParagraphFont" style:family="text">
      <style:text-properties style:font-name-complex="Calibri" fo:color="#000000" fo:background-color="#FFFFFF"/>
    </style:style>
    <style:style style:name="T89" style:parent-style-name="DefaultParagraphFont" style:family="text">
      <style:text-properties style:font-name-complex="Calibri" fo:color="#000000" fo:background-color="#FFFFFF"/>
    </style:style>
    <style:style style:name="T90" style:parent-style-name="DefaultParagraphFont" style:family="text">
      <style:text-properties style:font-name-complex="Calibri" fo:color="#000000" fo:background-color="#FFFFFF"/>
    </style:style>
    <style:style style:name="T91" style:parent-style-name="DefaultParagraphFont" style:family="text">
      <style:text-properties style:font-name-complex="Calibri" fo:color="#000000" fo:background-color="#FFFFFF"/>
    </style:style>
    <style:style style:name="T92" style:parent-style-name="DefaultParagraphFont" style:family="text">
      <style:text-properties style:font-name-complex="Calibri" fo:color="#000000" fo:background-color="#FFFFFF"/>
    </style:style>
    <style:style style:name="T93" style:parent-style-name="DefaultParagraphFont" style:family="text">
      <style:text-properties style:font-name-complex="Calibri" fo:color="#000000" fo:background-color="#FFFFFF"/>
    </style:style>
    <style:style style:name="T94" style:parent-style-name="DefaultParagraphFont" style:family="text">
      <style:text-properties style:font-name-complex="Calibri" fo:color="#000000" fo:background-color="#FFFFFF"/>
    </style:style>
    <style:style style:name="T95" style:parent-style-name="DefaultParagraphFont" style:family="text">
      <style:text-properties style:font-name-complex="Calibri" fo:color="#000000" fo:background-color="#FFFFFF"/>
    </style:style>
    <style:style style:name="T96" style:parent-style-name="DefaultParagraphFont" style:family="text">
      <style:text-properties style:font-name-complex="Calibri" fo:color="#000000" fo:background-color="#FFFFFF"/>
    </style:style>
    <style:style style:name="T97" style:parent-style-name="DefaultParagraphFont" style:family="text">
      <style:text-properties style:font-name-complex="Calibri" fo:color="#000000" fo:background-color="#FFFFFF"/>
    </style:style>
    <style:style style:name="T98" style:parent-style-name="DefaultParagraphFont" style:family="text">
      <style:text-properties style:font-name-complex="Calibri" fo:color="#000000" fo:background-color="#FFFFFF"/>
    </style:style>
    <style:style style:name="T99" style:parent-style-name="DefaultParagraphFont" style:family="text">
      <style:text-properties style:font-name-complex="Calibri" fo:color="#000000" fo:background-color="#FFFFFF"/>
    </style:style>
    <style:style style:name="T100" style:parent-style-name="DefaultParagraphFont" style:family="text">
      <style:text-properties style:font-name-complex="Calibri" fo:color="#000000" fo:background-color="#FFFFFF"/>
    </style:style>
    <style:style style:name="T101" style:parent-style-name="DefaultParagraphFont" style:family="text">
      <style:text-properties style:font-name-complex="Calibri" fo:color="#000000" fo:background-color="#FFFFFF"/>
    </style:style>
    <style:style style:name="T102" style:parent-style-name="DefaultParagraphFont" style:family="text">
      <style:text-properties style:font-name-complex="Calibri" fo:color="#000000" fo:background-color="#FFFFFF"/>
    </style:style>
    <style:style style:name="T103" style:parent-style-name="DefaultParagraphFont" style:family="text">
      <style:text-properties style:font-name-complex="Calibri" fo:color="#000000" fo:background-color="#FFFFFF"/>
    </style:style>
    <style:style style:name="T104" style:parent-style-name="DefaultParagraphFont" style:family="text">
      <style:text-properties style:font-name-complex="Calibri" fo:color="#000000" fo:background-color="#FFFFFF"/>
    </style:style>
    <style:style style:name="T105" style:parent-style-name="DefaultParagraphFont" style:family="text">
      <style:text-properties style:font-name-complex="Calibri" fo:color="#000000" fo:background-color="#FFFFFF"/>
    </style:style>
    <style:style style:name="T106" style:parent-style-name="DefaultParagraphFont" style:family="text">
      <style:text-properties style:font-name-complex="Calibri" fo:color="#000000" fo:background-color="#FFFFFF"/>
    </style:style>
    <style:style style:name="T107" style:parent-style-name="DefaultParagraphFont" style:family="text">
      <style:text-properties style:font-name-complex="Calibri" fo:color="#000000" fo:background-color="#FFFFFF"/>
    </style:style>
    <style:style style:name="T108" style:parent-style-name="DefaultParagraphFont" style:family="text">
      <style:text-properties style:font-name-complex="Calibri" fo:color="#000000" fo:background-color="#FFFFFF"/>
    </style:style>
    <style:style style:name="T109" style:parent-style-name="DefaultParagraphFont" style:family="text">
      <style:text-properties style:font-name-complex="Calibri" fo:font-style="italic" style:font-style-asian="italic" style:font-style-complex="italic" fo:color="#000000" fo:background-color="#FFFFFF"/>
    </style:style>
    <style:style style:name="T110" style:parent-style-name="DefaultParagraphFont" style:family="text">
      <style:text-properties style:font-name-complex="Calibri" fo:color="#000000" fo:background-color="#FFFFFF"/>
    </style:style>
    <style:style style:name="T111" style:parent-style-name="DefaultParagraphFont" style:family="text">
      <style:text-properties style:font-name-complex="Calibri" fo:color="#000000" fo:background-color="#FFFFFF"/>
    </style:style>
    <style:style style:name="P112" style:parent-style-name="Researchpapercontents" style:family="paragraph">
      <style:paragraph-properties fo:text-align="center" fo:line-height="150%" fo:text-indent="0in"/>
    </style:style>
    <style:style style:name="T113" style:parent-style-name="DefaultParagraphFont" style:family="text">
      <style:text-properties style:font-name-complex="Calibri" fo:font-weight="bold" style:font-weight-asian="bold" style:font-weight-complex="bold" fo:color="#000000" fo:background-color="#FFFFFF"/>
    </style:style>
    <style:style style:name="P114" style:parent-style-name="Researchpapercontents" style:family="paragraph">
      <style:paragraph-properties fo:line-height="150%" fo:text-indent="0in"/>
    </style:style>
    <style:style style:name="T115" style:parent-style-name="DefaultParagraphFont" style:family="text">
      <style:text-properties style:font-name-complex="Calibri" fo:color="#000000" fo:background-color="#FFFFFF"/>
    </style:style>
    <style:style style:name="T116" style:parent-style-name="DefaultParagraphFont" style:family="text">
      <style:text-properties style:font-name-complex="Calibri" fo:color="#000000" fo:background-color="#FFFFFF"/>
    </style:style>
    <style:style style:name="T117" style:parent-style-name="DefaultParagraphFont" style:family="text">
      <style:text-properties style:font-name-complex="Calibri" fo:color="#000000" fo:background-color="#FFFFFF"/>
    </style:style>
    <style:style style:name="T118" style:parent-style-name="DefaultParagraphFont" style:family="text">
      <style:text-properties style:font-name-complex="Calibri" fo:color="#000000" fo:background-color="#FFFFFF"/>
    </style:style>
    <style:style style:name="T119" style:parent-style-name="DefaultParagraphFont" style:family="text">
      <style:text-properties style:font-name-complex="Calibri" fo:color="#000000" fo:background-color="#FFFFFF"/>
    </style:style>
    <style:style style:name="T120" style:parent-style-name="DefaultParagraphFont" style:family="text">
      <style:text-properties style:font-name-complex="Calibri" fo:color="#000000" fo:background-color="#FFFFFF"/>
    </style:style>
    <style:style style:name="T121" style:parent-style-name="DefaultParagraphFont" style:family="text">
      <style:text-properties style:font-name-complex="Calibri" fo:color="#000000" fo:background-color="#FFFFFF"/>
    </style:style>
    <style:style style:name="T122" style:parent-style-name="DefaultParagraphFont" style:family="text">
      <style:text-properties style:font-name-complex="Calibri" fo:color="#000000" fo:background-color="#FFFFFF"/>
    </style:style>
    <style:style style:name="T123" style:parent-style-name="DefaultParagraphFont" style:family="text">
      <style:text-properties style:font-name-complex="Calibri" fo:color="#000000" fo:background-color="#FFFFFF"/>
    </style:style>
    <style:style style:name="T124" style:parent-style-name="DefaultParagraphFont" style:family="text">
      <style:text-properties style:font-name-complex="Calibri" fo:color="#000000" fo:background-color="#FFFFFF"/>
    </style:style>
    <style:style style:name="T125" style:parent-style-name="DefaultParagraphFont" style:family="text">
      <style:text-properties style:font-name-complex="Calibri" fo:color="#000000" fo:background-color="#FFFFFF"/>
    </style:style>
    <style:style style:name="T126" style:parent-style-name="DefaultParagraphFont" style:family="text">
      <style:text-properties style:font-name-complex="Calibri" fo:color="#000000" fo:background-color="#FFFFFF"/>
    </style:style>
    <style:style style:name="T127" style:parent-style-name="DefaultParagraphFont" style:family="text">
      <style:text-properties style:font-name-complex="Calibri" fo:color="#000000" fo:background-color="#FFFFFF"/>
    </style:style>
    <style:style style:name="T128" style:parent-style-name="DefaultParagraphFont" style:family="text">
      <style:text-properties style:font-name-complex="Calibri" fo:color="#000000" fo:background-color="#FFFFFF"/>
    </style:style>
    <style:style style:name="T129" style:parent-style-name="DefaultParagraphFont" style:family="text">
      <style:text-properties style:font-name-complex="Calibri" fo:color="#000000" fo:background-color="#FFFFFF"/>
    </style:style>
    <style:style style:name="T130" style:parent-style-name="DefaultParagraphFont" style:family="text">
      <style:text-properties style:font-name-complex="Calibri" fo:color="#000000" fo:background-color="#FFFFFF"/>
    </style:style>
    <style:style style:name="T131" style:parent-style-name="DefaultParagraphFont" style:family="text">
      <style:text-properties style:font-name-complex="Calibri" fo:color="#000000" fo:background-color="#FFFFFF"/>
    </style:style>
    <style:style style:name="T132" style:parent-style-name="DefaultParagraphFont" style:family="text">
      <style:text-properties style:font-name-complex="Calibri" fo:color="#000000" fo:background-color="#FFFFFF"/>
    </style:style>
    <style:style style:name="T133" style:parent-style-name="DefaultParagraphFont" style:family="text">
      <style:text-properties style:font-name-complex="Calibri" fo:color="#000000" fo:background-color="#FFFFFF"/>
    </style:style>
    <style:style style:name="T134" style:parent-style-name="DefaultParagraphFont" style:family="text">
      <style:text-properties style:font-name-complex="Calibri" fo:color="#000000" fo:background-color="#FFFFFF"/>
    </style:style>
    <style:style style:name="T135" style:parent-style-name="DefaultParagraphFont" style:family="text">
      <style:text-properties style:font-name-complex="Calibri" fo:color="#000000" fo:background-color="#FFFFFF"/>
    </style:style>
    <style:style style:name="T136" style:parent-style-name="DefaultParagraphFont" style:family="text">
      <style:text-properties style:font-name-complex="Calibri" fo:color="#000000" fo:background-color="#FFFFFF"/>
    </style:style>
    <style:style style:name="T137" style:parent-style-name="DefaultParagraphFont" style:family="text">
      <style:text-properties style:font-name-complex="Calibri" fo:color="#000000" fo:background-color="#FFFFFF"/>
    </style:style>
    <style:style style:name="T138" style:parent-style-name="DefaultParagraphFont" style:family="text">
      <style:text-properties style:font-name-complex="Calibri" fo:color="#000000" fo:background-color="#FFFFFF"/>
    </style:style>
    <style:style style:name="T139" style:parent-style-name="DefaultParagraphFont" style:family="text">
      <style:text-properties style:font-name-complex="Calibri" fo:color="#000000" fo:background-color="#FFFFFF"/>
    </style:style>
    <style:style style:name="T140" style:parent-style-name="DefaultParagraphFont" style:family="text">
      <style:text-properties style:font-name-complex="Calibri" fo:color="#000000" fo:background-color="#FFFFFF"/>
    </style:style>
    <style:style style:name="T141" style:parent-style-name="DefaultParagraphFont" style:family="text">
      <style:text-properties style:font-name-complex="Calibri" fo:color="#000000" fo:background-color="#FFFFFF"/>
    </style:style>
    <style:style style:name="T142" style:parent-style-name="DefaultParagraphFont" style:family="text">
      <style:text-properties style:font-name-complex="Calibri" fo:color="#000000" fo:background-color="#FFFFFF"/>
    </style:style>
    <style:style style:name="T143" style:parent-style-name="DefaultParagraphFont" style:family="text">
      <style:text-properties style:font-name-complex="Calibri" fo:color="#000000" fo:background-color="#FFFFFF"/>
    </style:style>
    <style:style style:name="T144"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text:span text:style-name="T3">Skateboarding is a healthy way to have fun and<text:s/></text:span><text:span text:style-name="T4">is<text:s/></text:span><text:span text:style-name="T5">convenient for getting to class, but what happens when you throw other pedestrians into the mix? During peak hours, it can get hectic to be a skateboarder in high foot<text:s/></text:span><text:span text:style-name="T6">traffic areas such as</text:span><text:span text:style-name="T7"><text:s/></text:span><text:span text:style-name="T8">Red Square. In fact, campus police have placed signs banning skateboarding in Red Square and nearby areas in an effort to diminish the skateboarding presence. However, as any pedestrian on campus is able to observe, the intended outco</text:span><text:span text:style-name="T9">me has not been achieved. This begs the question: what motivates skateboarders to use public space despite the activity being specifically banned?<text:s/></text:span><text:span text:style-name="T10">(maybe this should be rephrased as the literacy vs illiteracy question?)</text:span></text:p>
      <text:p text:style-name="P11"><text:s/><text:span text:style-name="T12">Methodology (100-200)</text:span></text:p>
      <text:p text:style-name="P13"><text:span text:style-name="T14"><text:tab/>A survey was</text:span><text:span text:style-name="T15"><text:s/>made</text:span><text:span text:style-name="T16"><text:s/>using</text:span><text:span text:style-name="T17"><text:s/>branching logic, meaning each participant was given a path of questions dependent on their previous answers. This allowed for specific questions to be given to each demographic, leading to more accurate results. The survey was distributed on var</text:span><text:span text:style-name="T18">ious digital platforms, as well as networked through friend groups via text. In addition, an interview was conducted with local skateboarding talent Aaron Stolberg. Aaron provided insight into the skater mind<text:s/></text:span><text:span text:style-name="T19">through a</text:span><text:span text:style-name="T20"><text:s/></text:span><text:span text:style-name="T21">face to face conversation. Thi</text:span><text:span text:style-name="T22">s granted us the opportunity to ask more in-depth questions which were not</text:span><text:span text:style-name="T23"><text:s/>originally</text:span><text:span text:style-name="T24"><text:s/>included in the survey.</text:span></text:p>
      <text:p text:style-name="P25"><text:span text:style-name="T26">Findings and Discussion (250-350)</text:span></text:p>
      <text:p text:style-name="P27"><text:span text:style-name="T28"><text:tab/>The survey was separated into two main paths depending on</text:span><text:span text:style-name="T29"><text:s/>if</text:span><text:span text:style-name="T30"><text:s/>the participant skateboard</text:span><text:span text:style-name="T31">ed<text:s/></text:span><text:span text:style-name="T32">or not. This split the group</text:span><text:span text:style-name="T33"><text:s/>roughly in hal</text:span><text:span text:style-name="T34">ves</text:span><text:span text:style-name="T35">, with 54.9% non-skaters and 45.1% skaters participating. The skateboarding group was later divided again by whether they</text:span><text:span text:style-name="T36"><text:s/>had</text:span><text:span text:style-name="T37"><text:s/>skate</text:span><text:span text:style-name="T38">d</text:span><text:span text:style-name="T39"><text:s/>in prohibited areas or not, resulting<text:s/></text:span><text:span text:style-name="T40">with<text:s/></text:span><text:span text:style-name="T41">24.3%<text:s/></text:span><text:span text:style-name="T42">being<text:s/></text:span><text:span text:style-name="T43">obedient and 75.7% disobedient. Surprisingly, more than ¾ of skat</text:span><text:span text:style-name="T44">eboarders said they skate in banned zones, though this<text:s/></text:span><text:span text:style-name="T45">can be</text:span><text:span text:style-name="T46"><text:s/>explained by the<text:s/></text:span><text:span text:style-name="T47">type<text:s/></text:span><text:span text:style-name="T48">of skating they do. 42.1% of recreational skateboarders stay out of banned areas, although only 6.7% of transport skateboarders do. This is likely due to how much of<text:s/></text:span><text:span text:style-name="T49">WWU’s<text:s/></text:span><text:span text:style-name="T50">campus is<text:s/></text:span><text:span text:style-name="T51">comprised of banned areas</text:span><text:span text:style-name="T52">.</text:span><text:span text:style-name="T53"><text:s/></text:span><text:span text:style-name="T54">These spots</text:span><text:span text:style-name="T55"><text:s/>are unavoidable for skateboard commuters, making their only choices to ride the whole way or walk for most of it</text:span><text:span text:style-name="T56">.</text:span></text:p>
      <text:p text:style-name="P57"/>
      <text:p text:style-name="P58"><text:span text:style-name="T59"><text:tab/></text:span><text:span text:style-name="T60">The non-skater group was asked how they feel about skaters using public sp</text:span><text:span text:style-name="T61">ace, and why they think they do it.</text:span><text:span text:style-name="T62"><text:s/>61.1% of responders<text:s/></text:span><text:span text:style-name="T63">answered</text:span><text:span text:style-name="T64"><text:s/>that skateboarding is a mild distraction, though not a nuisance as long as skaters stay out of the way. However, a sizable chunk (38.9%) do indeed mind, some even going so far as to wish person</text:span><text:span text:style-name="T65">al harm on<text:s/></text:span><text:span text:style-name="T66">skateboarders</text:span><text:span text:style-name="T67">.<text:s/></text:span><text:span text:style-name="T68">To the right<text:s/></text:span><text:span text:style-name="T69">(wherever the pie chart is)</text:span><text:span text:style-name="T70"><text:s/>you’ll find the reasons non-skaters gave for why they think skateboarders ignore the signs, as well<text:s/></text:span><text:soft-page-break/><text:span text:style-name="T71">as the actual reasons skaters gave. The non-skateboarding group<text:s/></text:span><text:span text:style-name="T72">is</text:span><text:span text:style-name="T73"><text:s/>surprisingly accurate in guessing the reasons skaters have for<text:s/></text:span><text:span text:style-name="T74">disobeying the rules.</text:span></text:p>
      <text:p text:style-name="P75"/>
      <text:p text:style-name="P76"><text:span text:style-name="T77"><text:tab/>In our interview with Aaron Stolberg, he said that he skates in banned areas mostly for<text:s/></text:span><text:span text:style-name="T78">the purpose of<text:s/></text:span><text:span text:style-name="T79">transportation, though that’s usually just to get to another area where he can skate for recreation. When asked why he thinks the campus police p</text:span><text:span text:style-name="T80">osted the signs</text:span><text:span text:style-name="T81">, he interestingly replied that he thinks they</text:span><text:span text:style-name="T82"><text:s/>serve</text:span><text:span text:style-name="T83"><text:s/></text:span><text:span text:style-name="T84">as<text:s/></text:span><text:span text:style-name="T85">backing<text:s/></text:span><text:span text:style-name="T86">for</text:span><text:span text:style-name="T87"><text:s/>campus police</text:span><text:span text:style-name="T88"><text:s/>if they<text:s/></text:span><text:span text:style-name="T89">do wish to<text:s/></text:span><text:span text:style-name="T90">tell</text:span><text:span text:style-name="T91"><text:s/>someone to stop skating</text:span><text:span text:style-name="T92">. In response to being asked what, if anything, would make him stop breaking th</text:span><text:span text:style-name="T93">ese</text:span><text:span text:style-name="T94"><text:s/>rules, he said maybe if he realized<text:s/></text:span><text:span text:style-name="T95">that<text:s/></text:span><text:span text:style-name="T96">it</text:span><text:span text:style-name="T97"><text:s/>would</text:span><text:span text:style-name="T98"><text:s/></text:span><text:span text:style-name="T99">anger</text:span><text:span text:style-name="T100"><text:s/>a significant amount of peo</text:span><text:span text:style-name="T101">ple</text:span><text:span text:style-name="T102">.<text:s/></text:span><text:span text:style-name="T103">H</text:span><text:span text:style-name="T104">e sa</text:span><text:span text:style-name="T105">ys</text:span><text:span text:style-name="T106"><text:s/>he w</text:span><text:span text:style-name="T107">ould</text:span><text:span text:style-name="T108"><text:s/></text:span><text:span text:style-name="T109">not</text:span><text:span text:style-name="T110"><text:s/>stop if<text:s/></text:span><text:span text:style-name="T111">the rule were to be fully enforced, bringing his superior skateboarding speed and travel size to attention.</text:span></text:p>
      <text:p text:style-name="P112"><text:span text:style-name="T113">Conclusion (50)</text:span></text:p>
      <text:p text:style-name="P114"><text:span text:style-name="T115"><text:tab/>According to the results of the study, even though many people do<text:s/></text:span><text:span text:style-name="T116">seem to h</text:span><text:span text:style-name="T117">ave a problem with skate</text:span><text:span text:style-name="T118">boarding</text:span><text:span text:style-name="T119"><text:s/>in public space</text:span><text:span text:style-name="T120">s</text:span><text:span text:style-name="T121">, most don’t. Skaters<text:s/></text:span><text:span text:style-name="T122">themselves are fully aware of this</text:span><text:span text:style-name="T123">,</text:span><text:span text:style-name="T124"><text:s/>even though the most common reasoning for ign</text:span><text:span text:style-name="T125">oring the signs was “I don’t care,” it was</text:span><text:span text:style-name="T126"><text:s/>still</text:span><text:span text:style-name="T127"><text:s/>the minority</text:span><text:span text:style-name="T128"><text:s/>response</text:span><text:span text:style-name="T129">.<text:s/></text:span><text:span text:style-name="T130">Summing up</text:span><text:span text:style-name="T131"><text:s/>the<text:s/></text:span><text:span text:style-name="T132">alternative</text:span><text:span text:style-name="T133"><text:s/>reasons<text:s/></text:span><text:span text:style-name="T134">for why people ignore the postings<text:s/></text:span><text:span text:style-name="T135">(which include acknowled</text:span><text:span text:style-name="T136">gments towards</text:span><text:span text:style-name="T137"><text:s/>the signs),</text:span><text:span text:style-name="T138"><text:s/>these responses shared a much more significant portion of the answers.</text:span><text:span text:style-name="T139"><text:s/>This means that most skaters read the signs and choose to ignore them out of<text:s/></text:span><text:span text:style-name="T140">a strength of li</text:span><text:span text:style-name="T141">teracy</text:span><text:span text:style-name="T142">, rather</text:span><text:span text:style-name="T143"><text:s/>than il</text:span><text:span text:style-name="T144">literate neglig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ven Sol</meta:initial-creator>
    <dc:creator>Leon Kingsof</dc:creator>
    <meta:creation-date>2019-05-21T01:31:00Z</meta:creation-date>
    <dc:date>2019-05-21T01:31:00Z</dc:date>
    <meta:template xlink:href="Normal" xlink:type="simple"/>
    <meta:editing-cycles>2</meta:editing-cycles>
    <meta:editing-duration>PT60S</meta:editing-duration>
    <meta:document-statistic meta:page-count="2" meta:paragraph-count="8" meta:word-count="628" meta:character-count="4203" meta:row-count="29" meta:non-whitespace-character-count="3583"/>
  </office:meta>
</office:document-meta>
</file>